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80000032215311497F6CF86FB.png" manifest:media-type="image/png"/>
  <manifest:file-entry manifest:full-path="Pictures/1000020100000144000002E6CC3A8EBA41355D11.png" manifest:media-type="image/png"/>
  <manifest:file-entry manifest:full-path="Pictures/1000000000000421000000B8F7E6F4C1541AE82D.jpg" manifest:media-type="image/jpeg"/>
  <manifest:file-entry manifest:full-path="Pictures/1000020100000349000002F5D8B667C1CED69E31.png" manifest:media-type="image/png"/>
  <manifest:file-entry manifest:full-path="Pictures/10000201000001F4000002FFB0A3D1E96122A5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 text:style-name="P1">TEAM B: DIGIDESTINED</text:p>
          </draw:text-box>
        </draw:frame>
        <draw:frame presentation:style-name="pr2" draw:text-style-name="P1" draw:layer="layout" svg:width="25.199cm" svg:height="5.826cm" svg:x="1.4cm" svg:y="11.267cm" presentation:class="outline">
          <draw:text-box>
            <text:list text:style-name="L2">
              <text:list-header>
                <text:p text:style-name="P1">Project 04: Contention Resolution and Switchin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>
        <draw:frame draw:style-name="gr2" draw:text-style-name="P1" draw:layer="layout" svg:width="12.762cm" svg:height="19.577cm" svg:x="7.638cm" svg:y="1cm">
          <draw:image xlink:href="Pictures/10000201000001F4000002FFB0A3D1E96122A5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>
        <draw:frame draw:style-name="gr2" draw:text-style-name="P1" draw:layer="layout" svg:width="8.804cm" svg:height="20.165cm" svg:x="9.596cm" svg:y="0.6cm">
          <draw:image xlink:href="Pictures/1000020100000144000002E6CC3A8EBA41355D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>
        <office:forms form:automatic-focus="false" form:apply-design-mode="false"/>
        <draw:frame draw:style-name="gr2" draw:text-style-name="P1" draw:layer="layout" svg:width="24.634cm" svg:height="17.767cm" svg:x="1.766cm" svg:y="1.633cm">
          <draw:image xlink:href="Pictures/10000201000004580000032215311497F6CF86F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>
        <draw:frame draw:style-name="gr2" draw:text-style-name="P1" draw:layer="layout" svg:width="19.945cm" svg:height="17.953cm" svg:x="4.855cm" svg:y="1.6cm">
          <draw:image xlink:href="Pictures/1000020100000349000002F5D8B667C1CED6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1:26:56.177974964</meta:creation-date>
    <meta:editing-duration>PT23H33M26S</meta:editing-duration>
    <meta:editing-cycles>3</meta:editing-cycles>
    <meta:generator>LibreOffice/6.0.7.3$Linux_X86_64 LibreOffice_project/00m0$Build-3</meta:generator>
    <dc:title>Blue Curve</dc:title>
    <dc:date>2019-05-08T11:20:04.818235386</dc:date>
    <meta:document-statistic meta:object-count="51"/>
  </office:meta>
</office:document-meta>
</file>